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ntium Book Basic" svg:font-family="'Gentium Book Basic', serif"/>
    <style:font-face style:name="apple-system" svg:font-family="apple-system, BlinkMacSystemFont, 'Segoe UI', Roboto, 'Helvetica Neue', Arial, sans-serif"/>
    <style:font-face style:name="Arial Unicode MS1" svg:font-family="'Arial Unicode MS'" style:font-family-generic="swiss"/>
    <style:font-face style:name="Calibri" svg:font-family="Calibri" style:font-family-generic="roman" style:font-pitch="variable"/>
    <style:font-face style:name="Helvetica" svg:font-family="Helvetic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style:page-number="auto"/>
      <style:text-properties fo:color="#0a0a0a" style:font-name="Helvetica" style:font-name-complex="Helvetica1"/>
    </style:style>
    <style:style style:name="P2" style:family="paragraph" style:parent-style-name="Standard">
      <style:text-properties fo:color="#0a0a0a" style:font-name="Helvetica" style:font-name-complex="Helvetic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hatalmas áringadozások közepette előfordul, hogy egy hack-től hangos a közösség ahol feltörtek egy kriptopénz váltót, és leléptek a felhasználók pénzével. A kriptopénz tulajok legnagyobb rémálma, hogy hacker támadás áldozata lesz. </text:p>
      <text:p text:style-name="P2">Ezért SOHA NE tároljuk kriptopénzünket online válók weboldalain! Bármennyire is kényelmesnek tűnik.</text:p>
      <text:p text:style-name="P2">Rengeteg sztorit hallani, ahol az emberek elvesztik saját kriptopénzüket. Egy-egy összetört, elveszett merevlemez formájában.</text:p>
      <text:p text:style-name="P2">Szóval, hogyan védhetjük meg kriptopénzünket a hackerektől, és sokszor saját magunktól is.</text:p>
      <text:p text:style-name="P2">Erre valók a kripto tárcák:</text:p>
      <text:p text:style-name="P2">Gyakorlatilag egy program ami tárolja a privát és nyilvános kulcsodat, amikkel küldhetsz és fogadhatsz digitális pénzt a blokkláncon keresztül, és persze nyomon követheted az egyenlegedet. Ha szeretnél Bitcoin-t vagy egyéb altcoin-okat használni szükséged lesz egy ilyen tárcára.</text:p>
      <text:p text:style-name="P2">Milyen változatok léteznek?</text:p>
      <text:p text:style-name="P2">Asztali gép: A tárca, letölthető és telepíthető a számítógépre, vagy laptopra. Ez csak azon az eszközön elérhető amelyre telepítve van. Ezek megfelelően biztonságosnak számítanak, viszont ha a számítógép vírust kap, vagy feltörik, akkor előfordulhat, hogy elveszted a kriptopénzedet.</text:p>
      <text:p text:style-name="P2">Online: Online tárcák egy „cloud”-on tárolják kriptovalutát. Ezek meglehetősen kényelmesek, mert bárhonnan hozzá lehet jutni a rajta lévő egyenleghez, azonban egy harmadik fél tárolja a privát kulcsot ami így sokkal sebezhetőbb egy hacker támadás ellen.</text:p>
      <text:p text:style-name="P2">Mobil: Mobil tárcák nagyon hasznosak, mert bárhol lehet használni például egy kisboltban. Számítógéphez hasonlóan azonban sebezhető vírusok ellen.</text:p>
      <text:p text:style-name="P2">Hardver: Hardver tárcák kis USB eszközök. Annak ellenére, hogy a tranzakciókat online intézik, a privát kulcsot offline tárolják tehát ha a számítógépen vannak is rosszindulatú szoftverek, a privát kulcshoz nem férnek hozzá. Ezáltal az egyik legbiztonságosabb tárcának számítanak. Ezek a tárcák általában többféle kriptovalutát is képesek tárolni. Azonban, míg a szoftveres tárcák ingyenesek, ezeknek az árai 60€-120€ között mozog. </text:p>
      <text:p text:style-name="P2">Papír: Gyakorlatilag egy kinyomtatott privát kulcs. Legtöbbször ajándékozásra használják. </text:p>
      <text:p text:style-name="P2"/>
      <text:p text:style-name="P2">A lista folyamatosan bővül. Néhány szempont amit vegyél figyelembe a döntés előtt:</text:p>
      <text:p text:style-name="P2">Szükséged van-e a tárcára mindennapi használathoz, vagy csak hosszú távú befektetési célra van?</text:p>
      <text:p text:style-name="P2">Egy valutát vagy többfélét szeretnél használni?</text:p>
      <text:p text:style-name="P2">Szükséged van hozzáférésre bárhonnan, vagy csak otthonról?</text:p>
      <text:p text:style-name="P2">Copay</text:p>
      <text:p text:style-name="P2">Bitpay által készített, Copay az egyik legjobb a piacon. Kényelmes és kezdőbarát tárca. Könnyű felhasználó felülete van, asztali gépen, mobilon és online is használható. Nagyon jó biztonsággal rendelkezik. Ingyenesen használható. Azonban csak &lt;a href=”bticoin.html”&gt;Bitcoin&lt;/a&gt; és Bitcoin Cash-t lehet tárolni.</text:p>
      <text:p text:style-name="P2"><text:soft-page-break/></text:p>
      <text:p text:style-name="P2"/>
      <text:p text:style-name="P2">Jaxx</text:p>
      <text:p text:style-name="P2"/>
      <text:p text:style-name="P2">Jaxx több kriptovalutát képes tárolni mint Ether, Ether Classic, Dash, DAO, Litecoin, REP, Zcash, Rootstock, Bitcoin. Rengeteg eszközön elérhető (Windws, linux, Android, IOS). Összességében Jaxx egy kiváláó választás azoknak akik egy több kriptovalutát tárolni képes tárcát keresnek. Biztonságos, ingyenes és felhasználó barát.</text:p>
      <text:p text:style-name="P2">Trezor</text:p>
      <text:p text:style-name="P2">Trezor egy hardver tárca. Nem kaphat vírust, és senki nem férhet hozzá a privát kulcsodhoz, <text:s/>ezért nagy biztonsággal rendelkezik. Könnyű használni, Windows, OS X és Linux barát. A Trezor tárcát mindig nálad kell legyen, ha Bitcoin-t szeretnél küldeni, ezért azoknak ajánlott akik nem használják sokat, és befektetési céllal vettek Kriptopénzt. Többek között támogatja Bitcoin, Litecoin, Dash és Zcash-t. </text:p>
      <text:p text:style-name="P2">Ára 89€.</text:p>
      <text:p text:style-name="P2"/>
      <text:p text:style-name="P2">Ledger Nano S</text:p>
      <text:p text:style-name="P2">Ez a hardver tárca az egyik legbiztonságosabb a piacon. Jelenleg 23 különböző kriptovalutát képes tárolni. Használatához csak egy Chrome böngészőre van szükséged. Saját PIN kóddal rendelkezik amit te állíthatsz be az első bekapcsoláskor. </text:p>
      <text:p text:style-name="P2">Ára 69.60 €</text:p>
      <text:p text:style-name="P2"/>
      <text:p text:style-name="P2">Coinbase Tárca</text:p>
      <text:p text:style-name="P2">Coinbase egy online kriptovaluta váltó, és tárca. Azzal az előnnyel rendelkezik többi váltóval szemben, hogy az összes digitális pénz biztosítva van. Ez azt jelenti ha a cég hackelés áldozata lesz, biztosító kifizetné a felhasználók elveszett pénzét. Plusz biztonság, hogy a felhasználók pénzének csak 2%-át tárolják online. Kezdőknek ideális lehetőség kisebb összegeket tárolni, de nagyobb összegek tárolása így sem ajánlott. A tárcához hozzá lehet férni az interneten keresztül, vagy Android és IOS app-on.</text:p>
      <text:p text:style-name="P2"/>
      <text:p text:style-name="P2">Exodus</text:p>
      <text:p text:style-name="P2">Exodus egy viszonylag új és ismeretlen digitális pénztárca. Jelenleg csak számítógépen elérhető. Nem csak tárolni de kereskedni is lehet ezen a nagyon felhasználóbarát felületen. Kereskedhetünk Bitcoin, Ethereum, Litecoin és Dash-el. A tárca ingyenesen használható.</text:p>
      <text:p text:style-name="P2"/>
      <text:p text:style-name="P2"/>
      <text:p text:style-name="P2"/>
      <text:p text:style-name="P2"/>
      <text:p text:style-name="P2"><text:soft-page-break/>További biztonsági intézkedések:</text:p>
      <text:p text:style-name="P2">Mindig készíts biztonsági mentést a tárcádról. Csak kisebb összegeket tarts online mindennapi használatra. A többit pedig hardver tárcán.</text:p>
      <text:p text:style-name="P2">Telepítsd a legfrissebb szoftver frissítéseket, hogy elérhetőek legyenek a legutóbbi biztonsági fejlesztések.</text:p>
      <text:p text:style-name="P2">Hosszú és bonyolult jelszavak segítenek, és állítsd be, hogy a kiutalás csak jelszóval legyen lehetséges.</text:p>
      <text:p text:style-name="P2">Záró gondolatok</text:p>
      <text:p text:style-name="P2">Semmi sem 100%-ig biztonságos. Vannak bizonyos tárcák amik nagyon közel vannak, de egyik sem tökéletes. A tárca választást nem szabad elkapkodni. Válassz olyat, amivel nyugodtan tudsz aludni éjszak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ntium Book Basic" svg:font-family="'Gentium Book Basic', serif"/>
    <style:font-face style:name="apple-system" svg:font-family="apple-system, BlinkMacSystemFont, 'Segoe UI', Roboto, 'Helvetica Neue', Arial, sans-serif"/>
    <style:font-face style:name="Arial Unicode MS1" svg:font-family="'Arial Unicode MS'" style:font-family-generic="swiss"/>
    <style:font-face style:name="Calibri" svg:font-family="Calibri" style:font-family-generic="roman" style:font-pitch="variable"/>
    <style:font-face style:name="Helvetica" svg:font-family="Helvetic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hu" fo:country="HU"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lr-tb"/>
      <style:text-properties style:use-window-font-color="true" style:font-name="Calibri" fo:font-size="11pt" fo:language="hu" fo:country="HU"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Helvetica1"/>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Helvetica"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li</meta:initial-creator>
    <meta:editing-cycles>24</meta:editing-cycles>
    <meta:creation-date>2017-12-29T10:16:00</meta:creation-date>
    <dc:date>2017-12-30T19:35:48.38</dc:date>
    <meta:editing-duration>PT8H12M32S</meta:editing-duration>
    <meta:generator>OpenOffice/4.1.4$Win32 OpenOffice.org_project/414m5$Build-9788</meta:generator>
    <meta:document-statistic meta:table-count="0" meta:image-count="0" meta:object-count="0" meta:page-count="3" meta:paragraph-count="36" meta:word-count="681" meta:character-count="508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